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#ff6666"/>
    </style:style>
    <style:style style:name="P3" style:family="paragraph" style:parent-style-name="Standard">
      <style:text-properties fo:background-color="#66ccff"/>
    </style:style>
    <style:style style:name="P4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5" style:family="paragraph" style:parent-style-name="Standard">
      <style:text-properties fo:background-color="#ffcc00"/>
    </style:style>
    <style:style style:name="P6" style:family="paragraph" style:parent-style-name="Standard">
      <style:text-properties fo:background-color="#ff9900"/>
    </style:style>
    <style:style style:name="P7" style:family="paragraph" style:parent-style-name="Standard">
      <style:text-properties fo:background-color="#cc66ff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text-properties fo:background-color="#66ff99"/>
    </style:style>
    <style:style style:name="P11" style:family="paragraph" style:parent-style-name="Standard"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"C:\Users\user\Envs\my_django_environment\Scripts\python.exe" "C:\Users\user\Desktop\RoomAss\manage.py" runserver</text:p>
      <text:p text:style-name="P8">GENRAL VALIDATION ON BACKEND</text:p>
      <text:p text:style-name="P8">ADMIN PAGE ORGANIZATION</text:p>
      <text:p text:style-name="P8">Documentation</text:p>
      <text:p text:style-name="P8">RESPONSIVENESS - Desktop</text:p>
      <text:p text:style-name="P8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/>
      <text:p text:style-name="P1">GET vs POST?</text:p>
      <text:p text:style-name="P1"/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3"/>
      <text:p text:style-name="P1">gray out calendar would be useful for My_Guets but couldn't get it working</text:p>
      <text:p text:style-name="P1"><text:s text:c="2"/>jquery conflicts with existing code?</text:p>
      <text:p text:style-name="P6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10">rooms_master needs a link to it for authenticated users</text:p>
      <text:p text:style-name="P10">needs button for occupation events</text:p>
      <text:p text:style-name="P10">image view by “person's room”?</text:p>
      <text:p text:style-name="P10">Redirects to stateless rather than selected person after edit/ delete/ whatever</text:p>
      <text:p text:style-name="P10">no room doesn't explicity indicate no room</text:p>
      <text:p text:style-name="P5"/>
      <text:p text:style-name="P7">events die? </text:p>
      <text:p text:style-name="P5"><text:tab/>Run celery worker and scheduler to check</text:p>
      <text:p text:style-name="P5"/>
      <text:p text:style-name="P5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<text:soft-page-break/></text:p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/>
      <text:p text:style-name="Standard"/>
      <text:p text:style-name="P8">ROOMASS FUNCTIONALITY</text:p>
      <text:p text:style-name="Standard"/>
      <text:p text:style-name="P2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ING I THINK AREN'T A BIG DEAL</text:p>
      <text:p text:style-name="P1"/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><text:soft-page-break/></text:p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4T22:13:22.45</dc:date>
    <dc:creator>Trevor Pierson</dc:creator>
    <meta:editing-duration>P13DT4H57M1S</meta:editing-duration>
    <meta:editing-cycles>233</meta:editing-cycles>
    <meta:generator>OpenOffice/4.1.13$Win32 OpenOffice.org_project/4113m1$Build-9810</meta:generator>
    <meta:document-statistic meta:table-count="0" meta:image-count="0" meta:object-count="0" meta:page-count="4" meta:paragraph-count="71" meta:word-count="538" meta:character-count="3462"/>
  </office:meta>
</office:document-meta>
</file>